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0300000060C92216BF1CE933B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enlo" svg:font-family="Menlo, Consolas, Monaco, 'andale mono', Courier, Verdana, sans-serif"/>
    <style:font-face style:name="inherit" svg:font-family="inherit"/>
    <style:font-face style:name="Calibri1" svg:font-family="Calibri" style:font-family-generic="swiss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5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9.751cm"/>
    </style:style>
    <style:style style:name="Tabla5.B" style:family="table-column">
      <style:table-column-properties style:column-width="4.454cm"/>
    </style:style>
    <style:style style:name="Tabla5.C" style:family="table-column">
      <style:table-column-properties style:column-width="5.297cm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5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5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5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5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5.C9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5.C1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5.A19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5.C19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2.A" style:family="table-column">
      <style:table-column-properties style:column-width="9.751cm"/>
    </style:style>
    <style:style style:name="Tabla2.B" style:family="table-column">
      <style:table-column-properties style:column-width="4.454cm"/>
    </style:style>
    <style:style style:name="Tabla2.C" style:family="table-column">
      <style:table-column-properties style:column-width="5.297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C10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C1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3.A" style:family="table-column">
      <style:table-column-properties style:column-width="9.751cm"/>
    </style:style>
    <style:style style:name="Tabla3.B" style:family="table-column">
      <style:table-column-properties style:column-width="4.454cm"/>
    </style:style>
    <style:style style:name="Tabla3.C" style:family="table-column">
      <style:table-column-properties style:column-width="5.297cm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3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3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C8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C17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A31" style:family="table-cell">
      <style:table-cell-properties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Tabla3.C31" style:family="table-cell" style:data-style-name="N10000">
      <style:table-cell-properties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Tabla4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Tabla4.A" style:family="table-column">
      <style:table-column-properties style:column-width="9.751cm"/>
    </style:style>
    <style:style style:name="Tabla4.B" style:family="table-column">
      <style:table-column-properties style:column-width="4.454cm"/>
    </style:style>
    <style:style style:name="Tabla4.C" style:family="table-column">
      <style:table-column-properties style:column-width="5.297cm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4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4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4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4.C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Standard">
      <style:text-properties fo:font-size="2pt" officeooo:paragraph-rsid="02061f21" style:font-size-asian="1.75pt" style:font-size-complex="2pt"/>
    </style:style>
    <style:style style:name="P4" style:family="paragraph" style:parent-style-name="Standard">
      <style:text-properties fo:font-size="2pt" fo:language="gl" fo:country="ES" officeooo:paragraph-rsid="01f3cc41" style:font-size-asian="1.75pt" style:font-size-complex="2pt"/>
    </style:style>
    <style:style style:name="P5" style:family="paragraph" style:parent-style-name="Standard">
      <style:text-properties fo:font-size="2pt" fo:language="gl" fo:country="ES" officeooo:paragraph-rsid="01fb3527" style:font-size-asian="1.75pt" style:font-size-complex="2pt"/>
    </style:style>
    <style:style style:name="P6" style:family="paragraph" style:parent-style-name="Standard"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1a1597f" officeooo:paragraph-rsid="01fbe1cd" style:font-style-asian="normal" style:font-weight-asian="normal" style:font-style-complex="normal" style:font-weight-complex="normal" style:text-overline-style="none" style:text-overline-color="font-color"/>
    </style:style>
    <style:style style:name="P7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3c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060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4f06a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59fe8" officeooo:paragraph-rsid="01f59f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ffcfa" officeooo:paragraph-rsid="01fff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1cd" officeooo:paragraph-rsid="0204c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1f2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061f21" officeooo:paragraph-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3cc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35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1fbe1c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cc41" officeooo:paragraph-rsid="02061f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80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gl" fo:country="ES" officeooo:paragraph-rsid="01f256a9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color="#000000" style:font-name="FreeSans" fo:font-size="2pt" fo:language="gl" fo:country="ES" fo:font-weight="normal" officeooo:rsid="01f3cc41" officeooo:paragraph-rsid="02061f21" style:font-size-asian="1.75pt" style:font-weight-asian="normal" style:font-name-complex="Calibri2" style:font-size-complex="2pt" style:font-weight-complex="normal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f3cc41" officeooo:paragraph-rsid="01f3cc41" style:font-size-asian="12pt" style:font-weight-asian="bold" style:font-name-complex="Calibri2" style:font-size-complex="12pt" style:font-weight-complex="bold"/>
    </style:style>
    <style:style style:name="P3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style:font-name="FreeSans" fo:font-size="2pt" fo:language="gl" fo:country="ES" fo:font-weight="bold" officeooo:rsid="014e8ab7" officeooo:paragraph-rsid="014e8ab7" style:font-size-asian="1.75pt" style:font-weight-asian="bold" style:font-name-complex="Calibri2" style:font-size-complex="2pt" style:font-weight-complex="bold"/>
    </style:style>
    <style:style style:name="P40" style:family="paragraph" style:parent-style-name="Table_20_Contents">
      <style:paragraph-properties fo:margin-top="0cm" fo:margin-bottom="0.051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1" style:family="paragraph" style:parent-style-name="Footnote">
      <style:text-properties officeooo:rsid="0202317f" officeooo:paragraph-rsid="0202317f"/>
    </style:style>
    <style:style style:name="P42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3cc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35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 style:list-style-name="L8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3cc41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 style:list-style-name="L3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1f2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4f06a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59fe8" officeooo:paragraph-rsid="01f59f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faf" officeooo:paragraph-rsid="02060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0faf" officeooo:paragraph-rsid="02060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e99be" officeooo:paragraph-rsid="01fe99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ffcfa" officeooo:paragraph-rsid="01fffc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10745" officeooo:paragraph-rsid="020107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1cd" officeooo:paragraph-rsid="0204c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 style:list-style-name="L6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4c75c" officeooo:paragraph-rsid="0204c7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1f4f0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61f21" officeooo:paragraph-rsid="02061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6531" officeooo:paragraph-rsid="01f965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96531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800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 style:list-style-name="L7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800a6" officeooo:paragraph-rsid="01fbe1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421f" officeooo:paragraph-rsid="0204c75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Table_20_Contents" style:list-style-name="L2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d421f" officeooo:paragraph-rsid="01fd42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6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2317f" officeooo:paragraph-rsid="020231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ext_20_body" style:list-style-name="L1">
      <style:paragraph-properties fo:margin-top="0cm" fo:margin-bottom="0cm" loext:contextual-spacing="false" fo:text-align="justify" style:justify-single-word="false" fo:orphans="2" fo:widows="2" fo:padding="0cm" fo:border="none"/>
      <style:text-properties fo:color="#000000" style:font-name="FreeSans" fo:font-size="12pt" fo:language="gl" fo:country="ES" fo:font-weight="normal" officeooo:rsid="01f3cc41" officeooo:paragraph-rsid="01f3cc41" style:font-size-asian="12pt" style:font-weight-asian="normal" style:font-name-complex="Calibri2" style:font-size-complex="12pt" style:font-weight-complex="normal"/>
    </style:style>
    <style:style style:name="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T2" style:family="text">
      <style:text-properties fo:color="#55308d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3" style:family="text">
      <style:text-properties style:use-window-font-color="true" style:font-name="Ubuntu" fo:font-size="6pt" fo:font-weight="normal" officeooo:rsid="01ec6e58" style:font-size-asian="6pt" style:font-weight-asian="normal" style:font-size-complex="6pt" style:font-weight-complex="normal"/>
    </style:style>
    <style:style style:name="T4" style:family="text">
      <style:text-properties style:use-window-font-color="true" style:font-name="Ubuntu" fo:font-size="6pt" fo:font-weight="normal" officeooo:rsid="00112a49" style:font-size-asian="6pt" style:font-weight-asian="normal" style:font-size-complex="6pt" style:font-weight-complex="normal"/>
    </style:style>
    <style:style style:name="T5" style:family="text">
      <style:text-properties style:use-window-font-color="true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T6" style:family="text">
      <style:text-properties style:use-window-font-color="true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T7" style:family="text">
      <style:text-properties fo:color="#000080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T8" style:family="text">
      <style:text-properties fo:color="#000080" style:font-name="Ubuntu" fo:font-size="6pt" fo:font-weight="normal" officeooo:rsid="00112a49" style:font-size-asian="6pt" style:font-weight-asian="normal" style:font-size-complex="6pt" style:font-weight-complex="normal"/>
    </style:style>
    <style:style style:name="T9" style:family="text">
      <style:text-properties style:font-name="Ubuntu" fo:font-size="6pt" officeooo:rsid="00112a49" style:font-size-asian="6pt" style:font-size-complex="6pt"/>
    </style:style>
    <style:style style:name="T10" style:family="text">
      <style:text-properties officeooo:rsid="004d515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13c0135" style:font-weight-asian="normal" style:font-weight-complex="normal"/>
    </style:style>
    <style:style style:name="T13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1f59fe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8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1f2bbc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9" style:family="text"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officeooo:rsid="020e44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officeooo:rsid="01f4f06a"/>
    </style:style>
    <style:style style:name="T22" style:family="text">
      <style:text-properties fo:font-variant="normal" fo:text-transform="none" style:font-name="inherit" fo:letter-spacing="normal" fo:font-weight="bold" fo:background-color="transparent" loext:char-shading-value="0" style:font-weight-asian="bold" style:font-weight-complex="bold" loext:padding="0cm" loext:border="none"/>
    </style:style>
    <style:style style:name="T23" style:family="text">
      <style:text-properties fo:font-variant="normal" fo:text-transform="none" fo:color="#111111" style:font-name="Menlo" fo:font-size="9.60000038146973pt" fo:letter-spacing="normal"/>
    </style:style>
    <style:style style:name="T24" style:family="text">
      <style:text-properties officeooo:rsid="01f59fe8"/>
    </style:style>
    <style:style style:name="T25" style:family="text">
      <style:text-properties fo:color="#ff0000" fo:font-weight="bold" style:font-weight-asian="bold" style:font-weight-complex="bold"/>
    </style:style>
    <style:style style:name="T26" style:family="text">
      <style:text-properties fo:language="gl" fo:country="ES" officeooo:rsid="01f4f06a"/>
    </style:style>
    <style:style style:name="T27" style:family="text">
      <style:text-properties officeooo:rsid="01fbe1cd"/>
    </style:style>
    <style:style style:name="T2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officeooo:rsid="01fffcfa"/>
    </style:style>
    <style:style style:name="T30" style:family="text">
      <style:text-properties officeooo:rsid="02060faf"/>
    </style:style>
    <style:style style:name="T31" style:family="text">
      <style:text-properties officeooo:rsid="02061f21"/>
    </style:style>
    <style:style style:name="T32" style:family="text">
      <style:text-properties officeooo:rsid="0208150c"/>
    </style:style>
    <style:style style:name="T33" style:family="text">
      <style:text-properties officeooo:rsid="0208e9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36"><text:span text:style-name="T16">PRÁCTICA MME – UD0</text:span><text:span text:style-name="T17">4</text:span><text:span text:style-name="T16">-0</text:span><text:span text:style-name="T19">5</text:span><text:span text:style-name="T16"> </text:span><text:span text:style-name="T13">– </text:span><text:span text:style-name="T14">Obter información </text:span><text:span text:style-name="T15">do sistema.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35">NÚMERO DE GRUPO</text:p>
          </table:table-cell>
          <table:table-cell table:style-name="IntegrantesGrupo.B2" office:value-type="string">
            <text:p text:style-name="P34">FUNCIÓNS</text:p>
          </table:table-cell>
          <table:table-cell table:style-name="IntegrantesGrupo.C2" office:value-type="string">
            <text:p text:style-name="P40">Apelidos, Nome</text:p>
          </table:table-cell>
        </table:table-row>
        <table:table-row>
          <table:table-cell table:style-name="IntegrantesGrupo.A5" table:number-rows-spanned="3" office:value-type="string">
            <text:p text:style-name="P8"/>
          </table:table-cell>
          <table:table-cell table:style-name="IntegrantesGrupo.B3" office:value-type="string">
            <text:p text:style-name="P28"><text:s/>Coordinador/a:</text:p>
          </table:table-cell>
          <table:table-cell table:style-name="IntegrantesGrupo.C3">
            <text:p text:style-name="P9"/>
          </table:table-cell>
        </table:table-row>
        <table:table-row>
          <table:covered-table-cell/>
          <table:table-cell table:style-name="IntegrantesGrupo.B4" office:value-type="string">
            <text:p text:style-name="P28"><text:s/>Responsable Limpeza:</text:p>
          </table:table-cell>
          <table:table-cell table:style-name="IntegrantesGrupo.C4">
            <text:p text:style-name="P9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33"><text:span text:style-name="T11"><text:s/>Responsable</text:span> <text:span text:style-name="T12">D</text:span><text:span text:style-name="T11">ocumentación:</text:span></text:p>
          </table:table-cell>
          <table:table-cell table:style-name="IntegrantesGrupo.C5">
            <text:p text:style-name="P21"/>
          </table:table-cell>
        </table:table-row>
      </table:table>
      <text:p text:style-name="P39"/>
      <text:p text:style-name="P38"><text:span text:style-name="T24">Emprega</text:span> a máquina virtual con Kalilinux e realiza as seguintes tarefas. <text:s/></text:p>
      <text:list xml:id="list2294873810" text:style-name="L1">
        <text:list-item>
          <text:p text:style-name="P66">Usuario: kali contrasinal: kali</text:p>
        </text:list-item>
        <text:list-item>
          <text:p text:style-name="P66">Usuario: root contrasinal: toor </text:p>
        </text:list-item>
      </text:list>
      <text:p text:style-name="P37"/>
      <table:table table:name="Tabla5" table:style-name="Tabla5" table:template-name="Box List Blue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p text:style-name="P27">A) <text:s/><text:span text:style-name="T31">A ferramenta dmidecode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32">Ferramentas que imos aprender:</text:p>
            <text:list xml:id="list2852760821" text:style-name="L2">
              <text:list-item>
                <text:p text:style-name="P58">dmidecode</text:p>
              </text:list-item>
            </text:list>
          </table:table-cell>
          <table:table-cell table:style-name="Tabla5.B2" table:number-columns-spanned="2" office:value-type="string">
            <text:p text:style-name="P32">Outras ferramentas que imos empregar:grep , man, cat, apt , <text:span text:style-name="T31">less</text:span></text:p>
          </table:table-cell>
          <table:covered-table-cell/>
        </table:table-row>
        <table:table-row table:style-name="Tabla5.1">
          <table:table-cell table:style-name="Tabla5.A3" table:number-columns-spanned="2" office:value-type="string">
            <text:list xml:id="list2890043620" text:style-name="L3">
              <text:list-item>
                <text:p text:style-name="P42">Temos que configurar o teclado en español</text:p>
              </text:list-item>
            </text:list>
          </table:table-cell>
          <table:covered-table-cell/>
          <table:table-cell table:style-name="Tabla5.C3" office:value-type="string">
            <text:p text:style-name="P14"/>
          </table:table-cell>
        </table:table-row>
        <table:table-row table:style-name="Tabla5.1">
          <table:table-cell table:style-name="Tabla5.A2" table:number-columns-spanned="2" office:value-type="string">
            <text:list xml:id="list105341770902402" text:continue-numbering="true" text:style-name="L3">
              <text:list-item>
                <text:p text:style-name="P42">Poñemonos como root</text:p>
              </text:list-item>
            </text:list>
          </table:table-cell>
          <table:covered-table-cell/>
          <table:table-cell table:style-name="Tabla5.B2" office:value-type="string">
            <text:p text:style-name="P20"/>
          </table:table-cell>
        </table:table-row>
        <table:table-row table:style-name="Tabla5.1">
          <table:table-cell table:style-name="Tabla5.A3" table:number-columns-spanned="2" office:value-type="string">
            <text:list xml:id="list105341110107376" text:continue-numbering="true" text:style-name="L3">
              <text:list-item>
                <text:p text:style-name="P42"><text:span text:style-name="T31">Consultamos o manual sobre dmidecode</text:span> </text:p>
              </text:list-item>
            </text:list>
          </table:table-cell>
          <table:covered-table-cell/>
          <table:table-cell table:style-name="Tabla5.C3" office:value-type="string">
            <text:p text:style-name="P20"/>
          </table:table-cell>
        </table:table-row>
        <table:table-row table:style-name="Tabla5.1">
          <table:table-cell table:style-name="Tabla5.A2" table:number-columns-spanned="2" office:value-type="string">
            <text:list xml:id="list105342026950618" text:continue-numbering="true" text:style-name="L3">
              <text:list-item>
                <text:p text:style-name="P46">Como podemos consultar información da BIOS?</text:p>
              </text:list-item>
            </text:list>
          </table:table-cell>
          <table:covered-table-cell/>
          <table:table-cell table:style-name="Tabla5.B2" office:value-type="string">
            <text:p text:style-name="P20"/>
          </table:table-cell>
        </table:table-row>
        <table:table-row table:style-name="Tabla5.1">
          <table:table-cell table:style-name="Tabla5.A3" table:number-columns-spanned="2" office:value-type="string">
            <text:list xml:id="list105341570943250" text:continue-numbering="true" text:style-name="L3">
              <text:list-item>
                <text:list>
                  <text:list-item>
                    <text:p text:style-name="P46">Quen é o fabricante da BIOS?</text:p>
                  </text:list-item>
                </text:list>
              </text:list-item>
            </text:list>
          </table:table-cell>
          <table:covered-table-cell/>
          <table:table-cell table:style-name="Tabla5.C3" office:value-type="string">
            <text:p text:style-name="P20"/>
          </table:table-cell>
        </table:table-row>
        <table:table-row table:style-name="Tabla5.1">
          <table:table-cell table:style-name="Tabla5.A2" table:number-columns-spanned="2" office:value-type="string">
            <text:list xml:id="list105341579633314" text:continue-numbering="true" text:style-name="L3">
              <text:list-item>
                <text:list>
                  <text:list-item>
                    <text:p text:style-name="P46">Cal é o tamaño da memoria ROM?</text:p>
                  </text:list-item>
                </text:list>
              </text:list-item>
            </text:list>
          </table:table-cell>
          <table:covered-table-cell/>
          <table:table-cell table:style-name="Tabla5.B2" office:value-type="string">
            <text:p text:style-name="P20"/>
          </table:table-cell>
        </table:table-row>
        <table:table-row table:style-name="Tabla5.1">
          <table:table-cell table:style-name="Tabla5.A3" table:number-columns-spanned="2" office:value-type="string">
            <text:list xml:id="list105341124534456" text:continue-numbering="true" text:style-name="L3">
              <text:list-item>
                <text:list>
                  <text:list-item>
                    <text:p text:style-name="P46">Cal é a data da última actualización da BIOS?</text:p>
                  </text:list-item>
                </text:list>
              </text:list-item>
            </text:list>
          </table:table-cell>
          <table:covered-table-cell/>
          <table:table-cell table:style-name="Tabla5.C9">
            <text:p text:style-name="P20"/>
          </table:table-cell>
        </table:table-row>
        <table:table-row table:style-name="Tabla5.1">
          <table:table-cell table:style-name="Tabla5.A2" table:number-columns-spanned="2" office:value-type="string">
            <text:list xml:id="list105341163485033" text:continue-numbering="true" text:style-name="L3">
              <text:list-item>
                <text:p text:style-name="P46">Como podemos consultar información do sistema?</text:p>
              </text:list-item>
            </text:list>
          </table:table-cell>
          <table:covered-table-cell/>
          <table:table-cell table:style-name="Tabla5.B2" office:value-type="string">
            <text:p text:style-name="P20"/>
          </table:table-cell>
        </table:table-row>
        <table:table-row table:style-name="Tabla5.1">
          <table:table-cell table:style-name="Tabla5.A3" table:number-columns-spanned="2" office:value-type="string">
            <text:list xml:id="list105341981700796" text:continue-numbering="true" text:style-name="L3">
              <text:list-item>
                <text:list>
                  <text:list-item>
                    <text:p text:style-name="P46">Cal é o numero de serie do sistema?</text:p>
                  </text:list-item>
                </text:list>
              </text:list-item>
            </text:list>
          </table:table-cell>
          <table:covered-table-cell/>
          <table:table-cell table:style-name="Tabla5.C9">
            <text:p text:style-name="P14"/>
          </table:table-cell>
        </table:table-row>
        <table:table-row table:style-name="Tabla5.1">
          <table:table-cell table:style-name="Tabla5.A2" table:number-columns-spanned="2" office:value-type="string">
            <text:list xml:id="list105341171345216" text:continue-numbering="true" text:style-name="L3">
              <text:list-item>
                <text:list>
                  <text:list-item>
                    <text:p text:style-name="P46">Cal é o UUID?</text:p>
                  </text:list-item>
                </text:list>
              </text:list-item>
            </text:list>
          </table:table-cell>
          <table:covered-table-cell/>
          <table:table-cell table:style-name="Tabla5.C12">
            <text:p text:style-name="P14"/>
          </table:table-cell>
        </table:table-row>
        <table:table-row table:style-name="Tabla5.1">
          <table:table-cell table:style-name="Tabla5.A3" table:number-columns-spanned="2" office:value-type="string">
            <text:list xml:id="list105340996851085" text:continue-numbering="true" text:style-name="L3">
              <text:list-item>
                <text:p text:style-name="P46">Como podemos consultar información da placa base?</text:p>
              </text:list-item>
            </text:list>
          </table:table-cell>
          <table:covered-table-cell/>
          <table:table-cell table:style-name="Tabla5.C3" office:value-type="string">
            <text:p text:style-name="P14"/>
          </table:table-cell>
        </table:table-row>
        <table:table-row table:style-name="Tabla5.1">
          <table:table-cell table:style-name="Tabla5.A2" table:number-columns-spanned="2" office:value-type="string">
            <text:list xml:id="list105342308576808" text:continue-numbering="true" text:style-name="L3">
              <text:list-item>
                <text:list>
                  <text:list-item>
                    <text:p text:style-name="P46">Quen é o fabricante?</text:p>
                  </text:list-item>
                </text:list>
              </text:list-item>
            </text:list>
          </table:table-cell>
          <table:covered-table-cell/>
          <table:table-cell table:style-name="Tabla5.B2" office:value-type="string">
            <text:p text:style-name="P20"/>
          </table:table-cell>
        </table:table-row>
        <table:table-row table:style-name="Tabla5.1">
          <table:table-cell table:style-name="Tabla5.A3" table:number-columns-spanned="2" office:value-type="string">
            <text:list xml:id="list105341566635253" text:continue-numbering="true" text:style-name="L3">
              <text:list-item>
                <text:list>
                  <text:list-item>
                    <text:p text:style-name="P46">Cal é o modelo da placa base?</text:p>
                  </text:list-item>
                </text:list>
              </text:list-item>
            </text:list>
          </table:table-cell>
          <table:covered-table-cell/>
          <table:table-cell table:style-name="Tabla5.C3" office:value-type="string">
            <text:p text:style-name="P20"/>
          </table:table-cell>
        </table:table-row>
        <table:table-row table:style-name="Tabla5.1">
          <table:table-cell table:style-name="Tabla5.A2" table:number-columns-spanned="2" office:value-type="string">
            <text:list xml:id="list105340990173108" text:continue-numbering="true" text:style-name="L3">
              <text:list-item>
                <text:list>
                  <text:list-item>
                    <text:p text:style-name="P46">Cal é o nº de serie?</text:p>
                  </text:list-item>
                </text:list>
              </text:list-item>
            </text:list>
          </table:table-cell>
          <table:covered-table-cell/>
          <table:table-cell table:style-name="Tabla5.C12">
            <text:p text:style-name="P20"/>
          </table:table-cell>
        </table:table-row>
        <table:table-row table:style-name="Tabla5.1">
          <table:table-cell table:style-name="Tabla5.A3" table:number-columns-spanned="2" office:value-type="string">
            <text:list xml:id="list105341519004363" text:continue-numbering="true" text:style-name="L3">
              <text:list-item>
                <text:p text:style-name="P46">Como podemos obter información sobre o hardware instalado no sistema?</text:p>
              </text:list-item>
            </text:list>
          </table:table-cell>
          <table:covered-table-cell/>
          <table:table-cell table:style-name="Tabla5.C3" office:value-type="string">
            <text:p text:style-name="P20"/>
          </table:table-cell>
        </table:table-row>
        <table:table-row table:style-name="Tabla5.1">
          <table:table-cell table:style-name="Tabla5.A2" table:number-columns-spanned="2" office:value-type="string">
            <text:list xml:id="list105341332995894" text:continue-numbering="true" text:style-name="L3">
              <text:list-item>
                <text:p text:style-name="P46">Como podemos obter información da memoria RAM?</text:p>
              </text:list-item>
            </text:list>
          </table:table-cell>
          <table:covered-table-cell/>
          <table:table-cell table:style-name="Tabla5.B2" office:value-type="string">
            <text:p text:style-name="P14"/>
          </table:table-cell>
        </table:table-row>
        <table:table-row table:style-name="Tabla5.1">
          <table:table-cell table:style-name="Tabla5.A19" table:number-columns-spanned="2" office:value-type="string">
            <text:p text:style-name="P23"/>
          </table:table-cell>
          <table:covered-table-cell/>
          <table:table-cell table:style-name="Tabla5.C19" office:value-type="string">
            <text:p text:style-name="P22"/>
          </table:table-cell>
        </table:table-row>
      </table:table>
      <text:p text:style-name="P3"/>
      <table:table table:name="Tabla2" table:style-name="Tabla2" table:template-name="Box List Blue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24"><text:span text:style-name="T31">B</text:span>) <text:span text:style-name="T21">Información sobre a CPU 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9">Ferramentas que imos aprender:</text:p>
            <text:list xml:id="list105341606200379" text:continue-list="list2852760821" text:style-name="L2">
              <text:list-item>
                <text:p text:style-name="P59">lshw</text:p>
              </text:list-item>
              <text:list-item>
                <text:p text:style-name="P59"><text:s/>/proc/cpuinfo</text:p>
              </text:list-item>
              <text:list-item>
                <text:p text:style-name="P59">nproc</text:p>
              </text:list-item>
              <text:list-item>
                <text:p text:style-name="P59"><text:soft-page-break/>lscpu</text:p>
              </text:list-item>
            </text:list>
          </table:table-cell>
          <table:table-cell table:style-name="Tabla2.B2" table:number-columns-spanned="2" office:value-type="string">
            <text:p text:style-name="P29">Outras ferramentas que imos empregar:</text:p>
            <text:list xml:id="list1811585626" text:style-name="L4">
              <text:list-item>
                <text:p text:style-name="P61">grep</text:p>
              </text:list-item>
              <text:list-item>
                <text:p text:style-name="P61">man</text:p>
              </text:list-item>
              <text:list-item>
                <text:p text:style-name="P61">cat</text:p>
              </text:list-item>
              <text:list-item>
                <text:p text:style-name="P61"><text:soft-page-break/>apt </text:p>
              </text:list-item>
            </text:list>
          </table:table-cell>
          <table:covered-table-cell/>
        </table:table-row>
        <table:table-row table:style-name="Tabla2.1">
          <table:table-cell table:style-name="Tabla2.A3" table:number-columns-spanned="2" office:value-type="string">
            <text:list xml:id="list269999119" text:style-name="L5">
              <text:list-item>
                <text:p text:style-name="P43">Temos que configurar o teclado en español</text:p>
              </text:list-item>
            </text:list>
          </table:table-cell>
          <table:covered-table-cell/>
          <table:table-cell table:style-name="Tabla2.C3" office:value-type="string">
            <text:p text:style-name="P10"/>
          </table:table-cell>
        </table:table-row>
        <table:table-row table:style-name="Tabla2.1">
          <table:table-cell table:style-name="Tabla2.A2" table:number-columns-spanned="2" office:value-type="string">
            <text:list xml:id="list105341614753455" text:continue-numbering="true" text:style-name="L5">
              <text:list-item>
                <text:p text:style-name="P43">Poñemonos como root</text:p>
              </text:list-item>
            </text:list>
          </table:table-cell>
          <table:covered-table-cell/>
          <table:table-cell table:style-name="Tabla2.B2" office:value-type="string">
            <text:p text:style-name="P10"/>
          </table:table-cell>
        </table:table-row>
        <table:table-row table:style-name="Tabla2.1">
          <table:table-cell table:style-name="Tabla2.A3" table:number-columns-spanned="2" office:value-type="string">
            <text:list xml:id="list105341533904165" text:continue-numbering="true" text:style-name="L5">
              <text:list-item>
                <text:p text:style-name="P43">Actualizamos os repositorios </text:p>
              </text:list-item>
            </text:list>
          </table:table-cell>
          <table:covered-table-cell/>
          <table:table-cell table:style-name="Tabla2.C3" office:value-type="string">
            <text:p text:style-name="P10"/>
          </table:table-cell>
        </table:table-row>
        <table:table-row table:style-name="Tabla2.1">
          <table:table-cell table:style-name="Tabla2.A2" table:number-columns-spanned="2" office:value-type="string">
            <text:list xml:id="list105342788318949" text:continue-numbering="true" text:style-name="L5">
              <text:list-item>
                <text:p text:style-name="P43">Instalamos con apt lswh</text:p>
              </text:list-item>
            </text:list>
          </table:table-cell>
          <table:covered-table-cell/>
          <table:table-cell table:style-name="Tabla2.B2" office:value-type="string">
            <text:p text:style-name="P10"/>
          </table:table-cell>
        </table:table-row>
        <table:table-row table:style-name="Tabla2.1">
          <table:table-cell table:style-name="Tabla2.A3" table:number-columns-spanned="2" office:value-type="string">
            <text:list xml:id="list105342063735096" text:continue-numbering="true" text:style-name="L5">
              <text:list-item>
                <text:p text:style-name="P43"><text:span text:style-name="T21">Consultamos o manual como empregar lswh </text:span><text:s/></text:p>
              </text:list-item>
            </text:list>
          </table:table-cell>
          <table:covered-table-cell/>
          <table:table-cell table:style-name="Tabla2.C3" office:value-type="string">
            <text:p text:style-name="P10"/>
          </table:table-cell>
        </table:table-row>
        <table:table-row table:style-name="Tabla2.1">
          <table:table-cell table:style-name="Tabla2.A2" table:number-columns-spanned="2" office:value-type="string">
            <text:list xml:id="list105341078669334" text:continue-numbering="true" text:style-name="L5">
              <text:list-item>
                <text:p text:style-name="P47">Consultamos unha lista do hardware abreviada onde podemos ver datos como o procesador, o almacenamento, o sistema, o monitor.... Fíxate tamén as diferentes “clases” de dispositivos. </text:p>
              </text:list-item>
            </text:list>
          </table:table-cell>
          <table:covered-table-cell/>
          <table:table-cell table:style-name="Tabla2.B2" office:value-type="string">
            <text:p text:style-name="P10"/>
          </table:table-cell>
        </table:table-row>
        <table:table-row table:style-name="Tabla2.1">
          <table:table-cell table:style-name="Tabla2.A3" table:number-columns-spanned="2" office:value-type="string">
            <text:list xml:id="list105342972279539" text:continue-numbering="true" text:style-name="L5">
              <text:list-item>
                <text:p text:style-name="P47">Un dos parámetros da ferramenta é -class que podemos filtrar información pola clase. Por exemplo se queremos obter aqueles que sexan un disco. </text:p>
              </text:list-item>
            </text:list>
          </table:table-cell>
          <table:covered-table-cell/>
          <table:table-cell table:style-name="Tabla2.C3" office:value-type="string">
            <text:p text:style-name="P10"/>
          </table:table-cell>
        </table:table-row>
        <table:table-row table:style-name="Tabla2.1">
          <table:table-cell table:style-name="Tabla2.A2" table:number-columns-spanned="2" office:value-type="string">
            <text:list xml:id="list105342152286133" text:continue-numbering="true" text:style-name="L5">
              <text:list-item>
                <text:p text:style-name="P47">Obtén empregando a clase a información dos seguintes dispositivos</text:p>
              </text:list-item>
            </text:list>
          </table:table-cell>
          <table:covered-table-cell/>
          <table:table-cell table:style-name="Tabla2.C10">
            <text:p text:style-name="P10"/>
          </table:table-cell>
        </table:table-row>
        <table:table-row table:style-name="Tabla2.1">
          <table:table-cell table:style-name="Tabla2.A3" table:number-columns-spanned="2" office:value-type="string">
            <text:list xml:id="list105341508043378" text:continue-numbering="true" text:style-name="L5">
              <text:list-item>
                <text:p text:style-name="P47">Información do procesador</text:p>
              </text:list-item>
            </text:list>
          </table:table-cell>
          <table:covered-table-cell/>
          <table:table-cell table:style-name="Tabla2.C3" office:value-type="string">
            <text:p text:style-name="P10"/>
          </table:table-cell>
        </table:table-row>
        <table:table-row table:style-name="Tabla2.1">
          <table:table-cell table:style-name="Tabla2.A2" table:number-columns-spanned="2" office:value-type="string">
            <text:list xml:id="list105342316082062" text:continue-numbering="true" text:style-name="L5">
              <text:list-item>
                <text:list>
                  <text:list-item>
                    <text:p text:style-name="P47">Fabricante: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0"/>
          </table:table-cell>
        </table:table-row>
        <table:table-row table:style-name="Tabla2.1">
          <table:table-cell table:style-name="Tabla2.A3" table:number-columns-spanned="2" office:value-type="string">
            <text:list xml:id="list105342783368723" text:continue-numbering="true" text:style-name="L5">
              <text:list-item>
                <text:list>
                  <text:list-item>
                    <text:p text:style-name="P47">Modelo:</text:p>
                  </text:list-item>
                </text:list>
              </text:list-item>
            </text:list>
          </table:table-cell>
          <table:covered-table-cell/>
          <table:table-cell table:style-name="Tabla2.C13">
            <text:p text:style-name="P10"/>
          </table:table-cell>
        </table:table-row>
        <table:table-row table:style-name="Tabla2.1">
          <table:table-cell table:style-name="Tabla2.A2" table:number-columns-spanned="2" office:value-type="string">
            <text:list xml:id="list105341705392675" text:continue-numbering="true" text:style-name="L5">
              <text:list-item>
                <text:list>
                  <text:list-item>
                    <text:p text:style-name="P47">Ancho do bus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0"/>
          </table:table-cell>
        </table:table-row>
        <table:table-row table:style-name="Tabla2.1">
          <table:table-cell table:style-name="Tabla2.A3" table:number-columns-spanned="2" office:value-type="string">
            <text:list xml:id="list105341700842342" text:continue-numbering="true" text:style-name="L5">
              <text:list-item>
                <text:p text:style-name="P57"><text:span text:style-name="T26">Compara esta <text:s/>información coa que se almacena en </text:span><text:span text:style-name="Source_20_Text"><text:span text:style-name="T22">/proc/cpuinfo</text:span></text:span></text:p>
              </text:list-item>
            </text:list>
          </table:table-cell>
          <table:covered-table-cell/>
          <table:table-cell table:style-name="Tabla2.C13">
            <text:p text:style-name="P10"/>
          </table:table-cell>
        </table:table-row>
        <table:table-row table:style-name="Tabla2.1">
          <table:table-cell table:style-name="Tabla2.A2" table:number-columns-spanned="2" office:value-type="string">
            <text:list xml:id="list105342597547700" text:continue-numbering="true" text:style-name="L5">
              <text:list-item>
                <text:list>
                  <text:list-item>
                    <text:p text:style-name="P47">Que comando nos permite ver o ficheiro cpuinfo?</text:p>
                  </text:list-item>
                </text:list>
              </text:list-item>
            </text:list>
          </table:table-cell>
          <table:covered-table-cell/>
          <table:table-cell table:style-name="Tabla2.B2" office:value-type="string">
            <text:p text:style-name="P15"/>
          </table:table-cell>
        </table:table-row>
        <table:table-row table:style-name="Tabla2.1">
          <table:table-cell table:style-name="Tabla2.A3" table:number-columns-spanned="2" office:value-type="string">
            <text:list xml:id="list105341030532580" text:continue-numbering="true" text:style-name="L5">
              <text:list-item>
                <text:list>
                  <text:list-item>
                    <text:p text:style-name="P48">Cal é a frecuencia de funcionamento ?</text:p>
                  </text:list-item>
                </text:list>
              </text:list-item>
            </text:list>
          </table:table-cell>
          <table:covered-table-cell/>
          <table:table-cell table:style-name="Tabla2.C13">
            <text:p text:style-name="P15"/>
          </table:table-cell>
        </table:table-row>
        <table:table-row table:style-name="Tabla2.1">
          <table:table-cell table:style-name="Tabla2.A2" table:number-columns-spanned="2" office:value-type="string">
            <text:list xml:id="list105341173584845" text:continue-numbering="true" text:style-name="L5">
              <text:list-item>
                <text:list>
                  <text:list-item>
                    <text:p text:style-name="P48">Cantos cores ten a MV?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6"/>
          </table:table-cell>
        </table:table-row>
        <table:table-row table:style-name="Tabla2.1">
          <table:table-cell table:style-name="Tabla2.A3" table:number-columns-spanned="2" office:value-type="string">
            <text:list xml:id="list105341328716678" text:continue-numbering="true" text:style-name="L5">
              <text:list-item>
                <text:list>
                  <text:list-item>
                    <text:p text:style-name="P48">Dispón de FPU?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6"/>
          </table:table-cell>
        </table:table-row>
        <table:table-row table:style-name="Tabla2.1">
          <table:table-cell table:style-name="Tabla2.A2" table:number-columns-spanned="2" office:value-type="string">
            <text:list xml:id="list105341078602880" text:continue-numbering="true" text:style-name="L5">
              <text:list-item>
                <text:p text:style-name="P48">Apaga a máquina e configura con 4 procesadores.</text:p>
              </text:list-item>
            </text:list>
          </table:table-cell>
          <table:covered-table-cell/>
          <table:table-cell table:style-name="Tabla2.C10">
            <text:p text:style-name="P15"/>
          </table:table-cell>
        </table:table-row>
        <table:table-row table:style-name="Tabla2.1">
          <table:table-cell table:style-name="Tabla2.A3" table:number-columns-spanned="2" office:value-type="string">
            <text:list xml:id="list105341088548820" text:continue-numbering="true" text:style-name="L5">
              <text:list-item>
                <text:list>
                  <text:list-item>
                    <text:p text:style-name="P48">Que comando nos permite obter <text:s/>esta información? 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5"/>
          </table:table-cell>
        </table:table-row>
        <table:table-row table:style-name="Tabla2.1">
          <table:table-cell table:style-name="Tabla2.A2" table:number-columns-spanned="2" office:value-type="string">
            <text:list xml:id="list105342297070590" text:continue-numbering="true" text:style-name="L5">
              <text:list-item>
                <text:list>
                  <text:list-item>
                    <text:p text:style-name="P48">Emprega o manual e verifica para que serve nproc . Que comando empregaches?</text:p>
                  </text:list-item>
                </text:list>
              </text:list-item>
            </text:list>
          </table:table-cell>
          <table:covered-table-cell/>
          <table:table-cell table:style-name="Tabla2.B2" office:value-type="string">
            <text:p text:style-name="P16"/>
          </table:table-cell>
        </table:table-row>
        <table:table-row table:style-name="Tabla2.1">
          <table:table-cell table:style-name="Tabla2.A3" table:number-columns-spanned="2" office:value-type="string">
            <text:list xml:id="list105342109108581" text:continue-numbering="true" text:style-name="L5">
              <text:list-item>
                <text:list>
                  <text:list-item>
                    <text:p text:style-name="P48"><text:s/>O comando <text:span text:style-name="T20">nproc</text:span> para que nos serve?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6"/>
          </table:table-cell>
        </table:table-row>
        <table:table-row table:style-name="Tabla2.1">
          <table:table-cell table:style-name="Tabla2.A2" table:number-columns-spanned="2" office:value-type="string">
            <text:list xml:id="list105342961942080" text:continue-numbering="true" text:style-name="L5">
              <text:list-item>
                <text:list>
                  <text:list-item>
                    <text:p text:style-name="P48">A información que nos mostra <text:span text:style-name="T20">nproc </text:span><text:s/>é coherente co visto?</text:p>
                  </text:list-item>
                </text:list>
              </text:list-item>
            </text:list>
          </table:table-cell>
          <table:covered-table-cell/>
          <table:table-cell table:style-name="Tabla2.B2" office:value-type="string">
            <text:p text:style-name="P16"/>
          </table:table-cell>
        </table:table-row>
        <table:table-row table:style-name="Tabla2.1">
          <table:table-cell table:style-name="Tabla2.A3" table:number-columns-spanned="2" office:value-type="string">
            <text:list xml:id="list105342222987856" text:continue-numbering="true" text:style-name="L5">
              <text:list-item>
                <text:p text:style-name="P48"><text:s/><text:span text:style-name="T20">Agora intentarás descubrir información da CPU empregando o comando </text:span><text:span text:style-name="T25">lscpu</text:span></text:p>
              </text:list-item>
            </text:list>
          </table:table-cell>
          <table:covered-table-cell/>
          <table:table-cell table:style-name="Tabla2.C13">
            <text:p text:style-name="P16"/>
          </table:table-cell>
        </table:table-row>
        <table:table-row table:style-name="Tabla2.1">
          <table:table-cell table:style-name="Tabla2.A2" table:number-columns-spanned="2" office:value-type="string">
            <text:list xml:id="list105342566925639" text:continue-numbering="true" text:style-name="L5">
              <text:list-item>
                <text:list>
                  <text:list-item>
                    <text:p text:style-name="P48">Cal é o tamaño da cache de primeiro nivel?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6"/>
          </table:table-cell>
        </table:table-row>
        <table:table-row table:style-name="Tabla2.1">
          <table:table-cell table:style-name="Tabla2.A3" table:number-columns-spanned="2" office:value-type="string">
            <text:list xml:id="list105341127924567" text:continue-numbering="true" text:style-name="L5">
              <text:list-item>
                <text:list>
                  <text:list-item>
                    <text:p text:style-name="P48">Cal é o tamaño da cache de segundo nivel? </text:p>
                  </text:list-item>
                </text:list>
              </text:list-item>
            </text:list>
          </table:table-cell>
          <table:covered-table-cell/>
          <table:table-cell table:style-name="Tabla2.C13">
            <text:p text:style-name="P16"/>
          </table:table-cell>
        </table:table-row>
        <table:table-row table:style-name="Tabla2.1">
          <table:table-cell table:style-name="Tabla2.A2" table:number-columns-spanned="2" office:value-type="string">
            <text:list xml:id="list105341099807713" text:continue-numbering="true" text:style-name="L5">
              <text:list-item>
                <text:list>
                  <text:list-item>
                    <text:p text:style-name="P48">Cal é o tamaño da cache de terceiro nivel?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6"/>
          </table:table-cell>
        </table:table-row>
        <text:soft-page-break/>
        <table:table-row table:style-name="Tabla2.1">
          <table:table-cell table:style-name="Tabla2.A3" table:number-columns-spanned="2" office:value-type="string">
            <text:list xml:id="list105342672599832" text:continue-numbering="true" text:style-name="L5">
              <text:list-item>
                <text:list>
                  <text:list-item>
                    <text:p text:style-name="P48">Cal é o vendedor?</text:p>
                  </text:list-item>
                </text:list>
              </text:list-item>
            </text:list>
          </table:table-cell>
          <table:covered-table-cell/>
          <table:table-cell table:style-name="Tabla2.C13">
            <text:p text:style-name="P16"/>
          </table:table-cell>
        </table:table-row>
        <table:table-row table:style-name="Tabla2.1">
          <table:table-cell table:style-name="Tabla2.A2" table:number-columns-spanned="2" office:value-type="string">
            <text:list xml:id="list105342284890792" text:continue-numbering="true" text:style-name="L5">
              <text:list-item>
                <text:list>
                  <text:list-item>
                    <text:p text:style-name="P48">Cal é o modelo da bios?</text:p>
                  </text:list-item>
                </text:list>
              </text:list-item>
            </text:list>
          </table:table-cell>
          <table:covered-table-cell/>
          <table:table-cell table:style-name="Tabla2.C10">
            <text:p text:style-name="P16"/>
          </table:table-cell>
        </table:table-row>
        <table:table-row table:style-name="Tabla2.1">
          <table:table-cell table:style-name="Tabla2.A3" table:number-columns-spanned="2" office:value-type="string">
            <text:list xml:id="list105342407810447" text:continue-numbering="true" text:style-name="L5">
              <text:list-item>
                <text:list>
                  <text:list-item>
                    <text:p text:style-name="P48">Existe algunha vulnerabilidade?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6"/>
          </table:table-cell>
        </table:table-row>
        <table:table-row table:style-name="Tabla2.1">
          <table:table-cell table:style-name="Tabla2.A2" table:number-columns-spanned="2" office:value-type="string">
            <text:list xml:id="list105341302584555" text:continue-numbering="true" text:style-name="L5">
              <text:list-item>
                <text:list>
                  <text:list-item>
                    <text:p text:style-name="P48">Que parámetro nos indica que o sistema é virtualizado?</text:p>
                  </text:list-item>
                </text:list>
              </text:list-item>
            </text:list>
          </table:table-cell>
          <table:covered-table-cell/>
          <table:table-cell table:style-name="Tabla2.B2" office:value-type="string">
            <text:p text:style-name="P16"/>
          </table:table-cell>
        </table:table-row>
        <table:table-row table:style-name="Tabla2.1">
          <table:table-cell table:style-name="Tabla2.A3" table:number-columns-spanned="2" office:value-type="string">
            <text:list xml:id="list105342425623124" text:continue-numbering="true" text:style-name="L5">
              <text:list-item>
                <text:list>
                  <text:list-item>
                    <text:p text:style-name="P48">Emprega o manual e consulta cal é a fonte de información do comando lscpu. </text:p>
                  </text:list-item>
                </text:list>
              </text:list-item>
            </text:list>
          </table:table-cell>
          <table:covered-table-cell/>
          <table:table-cell table:style-name="Tabla2.C3" office:value-type="string">
            <text:p text:style-name="P16"/>
          </table:table-cell>
        </table:table-row>
      </table:table>
      <text:p text:style-name="P4"/>
      <table:table table:name="Tabla3" table:style-name="Tabla3" table:template-name="Box List Blue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table:number-columns-spanned="3" office:value-type="string">
            <text:p text:style-name="P25"><text:span text:style-name="T33">C</text:span>) <text:span text:style-name="T21">Información sobre </text:span><text:span text:style-name="T27">a RAM 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30">Ferramentas que imos aprender:</text:p>
            <text:list xml:id="list105342059520832" text:continue-list="list105341606200379" text:style-name="L2">
              <text:list-item>
                <text:p text:style-name="P63">/proc/meminfo/ </text:p>
              </text:list-item>
              <text:list-item>
                <text:p text:style-name="P64">free </text:p>
              </text:list-item>
              <text:list-item>
                <text:p text:style-name="P64">vmstat -s -S M <text:s/></text:p>
              </text:list-item>
              <text:list-item>
                <text:p text:style-name="P49">dmidecode</text:p>
              </text:list-item>
            </text:list>
          </table:table-cell>
          <table:table-cell table:style-name="Tabla3.B2" table:number-columns-spanned="2" office:value-type="string">
            <text:p text:style-name="P30">Outras ferramentas que imos empregar: grep , <text:s/>man , cat , apt , <text:s/><text:span text:style-name="T30">less <text:s/>, more</text:span></text:p>
          </table:table-cell>
          <table:covered-table-cell/>
        </table:table-row>
        <table:table-row table:style-name="Tabla3.1">
          <table:table-cell table:style-name="Tabla3.A3" table:number-columns-spanned="2" office:value-type="string">
            <text:list xml:id="list1656018297" text:style-name="L6">
              <text:list-item>
                <text:p text:style-name="P44">Temos que configurar o teclado en español</text:p>
              </text:list-item>
            </text:list>
          </table:table-cell>
          <table:covered-table-cell/>
          <table:table-cell table:style-name="Tabla3.C3" office:value-type="string">
            <text:p text:style-name="P11"/>
          </table:table-cell>
        </table:table-row>
        <table:table-row table:style-name="Tabla3.1">
          <table:table-cell table:style-name="Tabla3.A2" table:number-columns-spanned="2" office:value-type="string">
            <text:list xml:id="list105340936532515" text:continue-numbering="true" text:style-name="L6">
              <text:list-item>
                <text:p text:style-name="P51">No directorio<text:span text:style-name="T20"> /</text:span><text:span text:style-name="T28">proc/meminfo </text:span><text:span text:style-name="T29">temos información sobre o uso da memoria física e do arquivo de intercambio. </text:span></text:p>
                <text:p text:style-name="P52">Que comando podemos empregar para ver o ficheiro?</text:p>
              </text:list-item>
            </text:list>
          </table:table-cell>
          <table:covered-table-cell/>
          <table:table-cell table:style-name="Tabla3.B2" office:value-type="string">
            <text:p text:style-name="P17"/>
          </table:table-cell>
        </table:table-row>
        <table:table-row table:style-name="Tabla3.1">
          <table:table-cell table:style-name="Tabla3.A3" table:number-columns-spanned="2" office:value-type="string">
            <text:list xml:id="list105342576332490" text:continue-numbering="true" text:style-name="L6">
              <text:list-item>
                <text:list>
                  <text:list-item>
                    <text:p text:style-name="P53">Cal é o tamaño total da memoria e que parámetro o índica?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9"/>
          </table:table-cell>
        </table:table-row>
        <table:table-row table:style-name="Tabla3.1">
          <table:table-cell table:style-name="Tabla3.A2" table:number-columns-spanned="2" office:value-type="string">
            <text:list xml:id="list105342958079638" text:continue-numbering="true" text:style-name="L6">
              <text:list-item>
                <text:list>
                  <text:list-item>
                    <text:p text:style-name="P53">Cal é a memoria libre e que parámetro o indica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9"/>
          </table:table-cell>
        </table:table-row>
        <table:table-row table:style-name="Tabla3.1">
          <table:table-cell table:style-name="Tabla3.A3" table:number-columns-spanned="2" office:value-type="string">
            <text:list xml:id="list105341573757568" text:continue-numbering="true" text:style-name="L6">
              <text:list-item>
                <text:list>
                  <text:list-item>
                    <text:p text:style-name="P53">Cal é o tamaño total da memoria de intercambio?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9"/>
          </table:table-cell>
        </table:table-row>
        <table:table-row table:style-name="Tabla3.1">
          <table:table-cell table:style-name="Tabla3.A2" table:number-columns-spanned="2" office:value-type="string">
            <text:list xml:id="list105340993650588" text:continue-numbering="true" text:style-name="L6">
              <text:list-item>
                <text:list>
                  <text:list-item>
                    <text:p text:style-name="P54">Revisa no seguinte <text:a xlink:type="simple" xlink:href="https://www.linuxav.net/content/2009/06/procmeminfo-explicado/" text:style-name="Internet_20_link" text:visited-style-name="Visited_20_Internet_20_Link">artigo</text:a><text:a xlink:type="simple" xlink:href="https://www.linuxav.net/content/2009/06/procmeminfo-explicado/" text:style-name="Internet_20_link" text:visited-style-name="Visited_20_Internet_20_Link"><text:note text:id="ftn1" text:note-class="footnote"><text:note-citation>1</text:note-citation><text:note-body><text:p text:style-name="P41">Ligazón : <text:a xlink:type="simple" xlink:href="https://www.linuxav.net/content/2009/06/procmeminfo-explicado/" text:style-name="Internet_20_link" text:visited-style-name="Visited_20_Internet_20_Link">https://www.linuxav.net/content/2009/06/procmeminfo-explicado/</text:a> </text:p></text:note-body></text:note></text:a><text:a xlink:type="simple" xlink:href="https://www.linuxav.net/content/2009/06/procmeminfo-explicado/" text:style-name="Internet_20_link" text:visited-style-name="Visited_20_Internet_20_Link"> </text:a>cal é a diferencia entre “active” e “inact_dirty”. </text:p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11"/>
          </table:table-cell>
        </table:table-row>
        <table:table-row table:style-name="Tabla3.1">
          <table:table-cell table:style-name="Tabla3.A3" table:number-columns-spanned="2" office:value-type="string">
            <text:list xml:id="list105341730216507" text:continue-numbering="true" text:style-name="L6">
              <text:list-item>
                <text:p text:style-name="P65">O comando <text:span text:style-name="T20">free </text:span>amosa información sobre a memoria libre e usada no sistema. <text:s/>Como podemos obter a información da memoria en Kibibytes ?</text:p>
              </text:list-item>
            </text:list>
          </table:table-cell>
          <table:covered-table-cell/>
          <table:table-cell table:style-name="Tabla3.C3" office:value-type="string">
            <text:p text:style-name="P18"/>
          </table:table-cell>
        </table:table-row>
        <table:table-row table:style-name="Tabla3.1">
          <table:table-cell table:style-name="Tabla3.A2" table:number-columns-spanned="2" office:value-type="string">
            <text:list xml:id="list105342979482509" text:continue-numbering="true" text:style-name="L6">
              <text:list-item>
                <text:list>
                  <text:list-item>
                    <text:p text:style-name="P54">Como faremos para ver o tamaño axustado a un tamaño compresible para “humanos”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3" table:number-columns-spanned="2" office:value-type="string">
            <text:list xml:id="list105342140553397" text:continue-numbering="true" text:style-name="L6">
              <text:list-item>
                <text:list>
                  <text:list-item>
                    <text:p text:style-name="P54">Como podemos conseguir ver a información da memoria RAM actualizada cada 3 segundos.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1"/>
          </table:table-cell>
        </table:table-row>
        <table:table-row table:style-name="Tabla3.1">
          <table:table-cell table:style-name="Tabla3.A2" table:number-columns-spanned="2" office:value-type="string">
            <text:list xml:id="list105342627125322" text:continue-numbering="true" text:style-name="L6">
              <text:list-item>
                <text:list>
                  <text:list-item>
                    <text:p text:style-name="P54">Como podemos mostrar o tamaño total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8"/>
          </table:table-cell>
        </table:table-row>
        <table:table-row table:style-name="Tabla3.1">
          <table:table-cell table:style-name="Tabla3.A3" table:number-columns-spanned="2" office:value-type="string">
            <text:list xml:id="list105341926801662" text:continue-numbering="true" text:style-name="L6">
              <text:list-item>
                <text:list>
                  <text:list-item>
                    <text:p text:style-name="P55">Se desexamos executar o comando free 4 veces sen interactuar co terminal, importante non reutilices a opción do punto 2. 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9"/>
          </table:table-cell>
        </table:table-row>
        <table:table-row table:style-name="Tabla3.1">
          <table:table-cell table:style-name="Tabla3.A2" table:number-columns-spanned="2" office:value-type="string">
            <text:list xml:id="list105342589332493" text:continue-numbering="true" text:style-name="L6">
              <text:list-item>
                <text:list>
                  <text:list-item>
                    <text:p text:style-name="P55">Combina as opcións dos puntos 3.2 e 3.4 <text:s/>para mostrar 5 veces a información da memoria RAM e que entre cada execución existan 6 segundos de espera. 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3" table:number-columns-spanned="2" office:value-type="string">
            <text:list xml:id="list105342550098899" text:continue-numbering="true" text:style-name="L6">
              <text:list-item>
                <text:list>
                  <text:list-item>
                    <text:p text:style-name="P55">Que opcións mostra estatísticas da memoria? 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9"/>
          </table:table-cell>
        </table:table-row>
        <text:soft-page-break/>
        <table:table-row table:style-name="Tabla3.1">
          <table:table-cell table:style-name="Tabla3.A2" table:number-columns-spanned="2" office:value-type="string">
            <text:list xml:id="list105340972089265" text:continue-numbering="true" text:style-name="L6">
              <text:list-item>
                <text:list>
                  <text:list-item>
                    <text:p text:style-name="P50">Que opcións do comando permítenos obter o total da RAM e tamén nun formato entendible para “humanos”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9"/>
          </table:table-cell>
        </table:table-row>
        <table:table-row table:style-name="Tabla3.1">
          <table:table-cell table:style-name="Tabla3.A3" table:number-columns-spanned="2" office:value-type="string">
            <text:list xml:id="list105342308237173" text:continue-numbering="true" text:style-name="L6">
              <text:list-item>
                <text:p text:style-name="P56">A ferramenta <text:span text:style-name="T20">vmstat</text:span> <text:span text:style-name="T32">ofrécenos estatísticas da memoria RAM.</text:span></text:p>
                <text:p text:style-name="P50">Indica o comando preciso en cada un dos seguintes supostos:</text:p>
              </text:list-item>
            </text:list>
          </table:table-cell>
          <table:covered-table-cell/>
          <table:table-cell table:style-name="Tabla3.C17">
            <text:p text:style-name="P11"/>
          </table:table-cell>
        </table:table-row>
        <table:table-row table:style-name="Tabla3.1">
          <table:table-cell table:style-name="Tabla3.A2" table:number-columns-spanned="2" office:value-type="string">
            <text:list xml:id="list105341980689471" text:continue-numbering="true" text:style-name="L6">
              <text:list-item>
                <text:list>
                  <text:list-item>
                    <text:p text:style-name="P50">Obter información no manual do comando vmstat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3" table:number-columns-spanned="2" office:value-type="string">
            <text:list xml:id="list105341216659059" text:continue-numbering="true" text:style-name="L6">
              <text:list-item>
                <text:list>
                  <text:list-item>
                    <text:p text:style-name="P50">Mostra a memoria activa e inactiva. 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1"/>
          </table:table-cell>
        </table:table-row>
        <table:table-row table:style-name="Tabla3.1">
          <table:table-cell table:style-name="Tabla3.A2" table:number-columns-spanned="2" office:value-type="string">
            <text:list xml:id="list105341705445326" text:continue-numbering="true" text:style-name="L6">
              <text:list-item>
                <text:list>
                  <text:list-item>
                    <text:p text:style-name="P50">Mostra unha táboa coa información como é o total de memoria, memoria empregada, cambios de contexto,...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3" table:number-columns-spanned="2" office:value-type="string">
            <text:list xml:id="list105341913289388" text:continue-numbering="true" text:style-name="L6">
              <text:list-item>
                <text:list>
                  <text:list-item>
                    <text:p text:style-name="P50">Executase a ferramenta cada <text:s/>3 segundos. </text:p>
                  </text:list-item>
                </text:list>
              </text:list-item>
            </text:list>
          </table:table-cell>
          <table:covered-table-cell/>
          <table:table-cell table:style-name="Tabla3.C3" office:value-type="string">
            <text:p text:style-name="P11"/>
          </table:table-cell>
        </table:table-row>
        <table:table-row table:style-name="Tabla3.1">
          <table:table-cell table:style-name="Tabla3.A2" table:number-columns-spanned="2" office:value-type="string">
            <text:list xml:id="list105342027210630" text:continue-numbering="true" text:style-name="L6">
              <text:list-item>
                <text:list>
                  <text:list-item>
                    <text:p text:style-name="P50">Executase a ferramenta cada <text:s/>3 segundos e un número máximo de catro veces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3"/>
          </table:table-cell>
        </table:table-row>
        <table:table-row table:style-name="Tabla3.1">
          <table:table-cell table:style-name="Tabla3.A3" table:number-columns-spanned="2" office:value-type="string">
            <text:list xml:id="list105342418825857" text:continue-numbering="true" text:style-name="L6">
              <text:list-item>
                <text:p text:style-name="P50">A ferramenta <text:span text:style-name="T20">dmidecode</text:span> <text:s/>permítenos obter información detallada do hardware da nosa computadora. Habitualmente é preciso executala como root. Consulta no manual que tipos de información podemos filtrar?</text:p>
              </text:list-item>
            </text:list>
          </table:table-cell>
          <table:covered-table-cell/>
          <table:table-cell table:style-name="Tabla3.C3" office:value-type="string">
            <text:p text:style-name="P11"/>
          </table:table-cell>
        </table:table-row>
        <table:table-row table:style-name="Tabla3.1">
          <table:table-cell table:style-name="Tabla3.A2" table:number-columns-spanned="2" office:value-type="string">
            <text:list xml:id="list105342099656345" text:continue-numbering="true" text:style-name="L6">
              <text:list-item>
                <text:list>
                  <text:list-item>
                    <text:p text:style-name="P50">Que comando empregarás para obter a información da memoria RAM?</text:p>
                  </text:list-item>
                </text:list>
              </text:list-item>
            </text:list>
          </table:table-cell>
          <table:covered-table-cell/>
          <table:table-cell table:style-name="Tabla3.B2" office:value-type="string">
            <text:p text:style-name="P11"/>
          </table:table-cell>
        </table:table-row>
        <table:table-row table:style-name="Tabla3.1">
          <table:table-cell table:style-name="Tabla3.A3" table:number-columns-spanned="2" office:value-type="string">
            <text:list xml:id="list105342461023989" text:continue-numbering="true" text:style-name="L6">
              <text:list-item>
                <text:list>
                  <text:list-item>
                    <text:p text:style-name="P50">Empregando <text:s text:c="2"/><text:span text:style-name="T20">dmidecode </text:span>obtén a información seguinte:</text:p>
                  </text:list-item>
                </text:list>
              </text:list-item>
            </text:list>
          </table:table-cell>
          <table:covered-table-cell/>
          <table:table-cell table:style-name="Tabla3.C17">
            <text:p text:style-name="P11"/>
          </table:table-cell>
        </table:table-row>
        <table:table-row table:style-name="Tabla3.1">
          <table:table-cell table:style-name="Tabla3.A2" table:number-columns-spanned="2" office:value-type="string">
            <text:list xml:id="list105341668903595" text:continue-numbering="true" text:style-name="L6">
              <text:list-item>
                <text:list>
                  <text:list-item>
                    <text:list>
                      <text:list-item>
                        <text:p text:style-name="P50">Nº de rañuras para a memoria RAM: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11"/>
          </table:table-cell>
        </table:table-row>
        <table:table-row table:style-name="Tabla3.1">
          <table:table-cell table:style-name="Tabla3.A3" table:number-columns-spanned="2" office:value-type="string">
            <text:list xml:id="list105341067759373" text:continue-numbering="true" text:style-name="L6">
              <text:list-item>
                <text:list>
                  <text:list-item>
                    <text:list>
                      <text:list-item>
                        <text:p text:style-name="P50">Capacidade máxima <text:s/>de memoria RAM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17">
            <text:p text:style-name="P11"/>
          </table:table-cell>
        </table:table-row>
        <table:table-row table:style-name="Tabla3.1">
          <table:table-cell table:style-name="Tabla3.A2" table:number-columns-spanned="2" office:value-type="string">
            <text:list xml:id="list105341098883149" text:continue-numbering="true" text:style-name="L6">
              <text:list-item>
                <text:list>
                  <text:list-item>
                    <text:list>
                      <text:list-item>
                        <text:p text:style-name="P50">En que bancos de memoria está a memoria RAM 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11"/>
          </table:table-cell>
        </table:table-row>
        <table:table-row table:style-name="Tabla3.1">
          <table:table-cell table:style-name="Tabla3.A3" table:number-columns-spanned="2" office:value-type="string">
            <text:list xml:id="list105341994888393" text:continue-numbering="true" text:style-name="L6">
              <text:list-item>
                <text:list>
                  <text:list-item>
                    <text:list>
                      <text:list-item>
                        <text:p text:style-name="P50">Cal é o tamaño da memoria RAM instalada en cada banco de memoria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17">
            <text:p text:style-name="P11"/>
          </table:table-cell>
        </table:table-row>
        <table:table-row table:style-name="Tabla3.1">
          <table:table-cell table:style-name="Tabla3.A2" table:number-columns-spanned="2" office:value-type="string">
            <text:list xml:id="list105342925805814" text:continue-numbering="true" text:style-name="L6">
              <text:list-item>
                <text:list>
                  <text:list-item>
                    <text:list>
                      <text:list-item>
                        <text:p text:style-name="P50">Cal é a velocidade da memoria RAM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8">
            <text:p text:style-name="P11"/>
          </table:table-cell>
        </table:table-row>
        <table:table-row table:style-name="Tabla3.1">
          <table:table-cell table:style-name="Tabla3.A31" table:number-columns-spanned="2" office:value-type="string">
            <text:list xml:id="list105341204346729" text:continue-numbering="true" text:style-name="L6">
              <text:list-item>
                <text:list>
                  <text:list-item>
                    <text:list>
                      <text:list-item>
                        <text:p text:style-name="P50">Cal é o factor de forma da memoria RAM?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table-cell table:style-name="Tabla3.C31">
            <text:p text:style-name="P11"/>
          </table:table-cell>
        </table:table-row>
      </table:table>
      <text:p text:style-name="P5"/>
      <table:table table:name="Tabla4" table:style-name="Tabla4" table:template-name="Box List Blue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26"><text:span text:style-name="T33">D</text:span>) <text:span text:style-name="T21">Información sobre <text:s/></text:span><text:span text:style-name="T27">os discos. 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31">Ferramentas que imos aprender:</text:p>
            <text:list xml:id="list105341502369736" text:continue-list="list105342059520832" text:style-name="L2">
              <text:list-item>
                <text:p text:style-name="P60"><text:s/>lshw -class disk -class storage</text:p>
              </text:list-item>
              <text:list-item>
                <text:p text:style-name="P60">lshw -short -C disk</text:p>
              </text:list-item>
              <text:list-item>
                <text:p text:style-name="P60"><text:span text:style-name="T23">fdisk -l | grep '^Disk /dev/'</text:span> <text:s/></text:p>
              </text:list-item>
              <text:list-item>
                <text:p text:style-name="P64">smartctl <text:s/></text:p>
              </text:list-item>
              <text:list-item>
                <text:p text:style-name="P64"/>
              </text:list-item>
              <text:list-item>
                <text:p text:style-name="P64">Info: <text:a xlink:type="simple" xlink:href="https://www.cyberciti.biz/faq/find-hard-disk-hardware-specs-on-linux/" text:style-name="Internet_20_link" text:visited-style-name="Visited_20_Internet_20_Link">https://www.cyberciti.biz/faq/find-hard-disk-hardware-specs-on-linux/</text:a> </text:p>
              </text:list-item>
            </text:list>
          </table:table-cell>
          <table:table-cell table:style-name="Tabla4.B2" table:number-columns-spanned="2" office:value-type="string">
            <text:p text:style-name="P31">Outras ferramentas que imos empregar:</text:p>
            <text:list xml:id="list1891798935" text:style-name="L7">
              <text:list-item>
                <text:p text:style-name="P62">grep</text:p>
              </text:list-item>
              <text:list-item>
                <text:p text:style-name="P62">man</text:p>
              </text:list-item>
              <text:list-item>
                <text:p text:style-name="P62">cat</text:p>
              </text:list-item>
              <text:list-item>
                <text:p text:style-name="P62">apt </text:p>
              </text:list-item>
            </text:list>
          </table:table-cell>
          <table:covered-table-cell/>
        </table:table-row>
        <table:table-row table:style-name="Tabla4.1">
          <table:table-cell table:style-name="Tabla4.A3" table:number-columns-spanned="2" office:value-type="string">
            <text:list xml:id="list1694645037" text:style-name="L8">
              <text:list-item>
                <text:p text:style-name="P45">Temos que configurar o teclado en español</text:p>
              </text:list-item>
            </text:list>
          </table:table-cell>
          <table:covered-table-cell/>
          <table:table-cell table:style-name="Tabla4.C3" office:value-type="string">
            <text:p text:style-name="P12"><text:s/></text:p>
          </table:table-cell>
        </table:table-row>
        <table:table-row table:style-name="Tabla4.1">
          <table:table-cell table:style-name="Tabla4.A2" table:number-columns-spanned="2" office:value-type="string">
            <text:list xml:id="list105342657067750" text:continue-numbering="true" text:style-name="L8">
              <text:list-item>
                <text:p text:style-name="P45"><text:s/></text:p>
              </text:list-item>
            </text:list>
          </table:table-cell>
          <table:covered-table-cell/>
          <table:table-cell table:style-name="Tabla4.B2" office:value-type="string">
            <text:p text:style-name="P12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enlo" svg:font-family="Menlo, Consolas, Monaco, 'andale mono', Courier, Verdana, sans-serif"/>
    <style:font-face style:name="inherit" svg:font-family="inherit"/>
    <style:font-face style:name="Calibri1" svg:font-family="Calibri" style:font-family-generic="swiss"/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Ubuntu" svg:font-family="Ubuntu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2.625cm"/>
          <style:tab-stop style:position="3.175cm"/>
          <style:tab-stop style:position="3.595cm"/>
          <style:tab-stop style:position="4.189cm"/>
          <style:tab-stop style:position="4.939cm"/>
          <style:tab-stop style:position="6.77cm"/>
        </style:tab-stops>
      </style:paragraph-properties>
      <style:text-properties officeooo:paragraph-rsid="01efb06e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P3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color="#55308d" style:font-name="Ubuntu" fo:font-size="6pt" fo:font-weight="bold" officeooo:rsid="00112a49" style:font-size-asian="6pt" style:font-weight-asian="bold" style:font-size-complex="6pt" style:font-weight-complex="bold"/>
    </style:style>
    <style:style style:name="MT2" style:family="text">
      <style:text-properties style:use-window-font-color="true" style:font-name="Ubuntu" fo:font-size="6pt" fo:font-weight="normal" officeooo:rsid="01ec6e58" style:font-size-asian="6pt" style:font-weight-asian="normal" style:font-size-complex="6pt" style:font-weight-complex="normal"/>
    </style:style>
    <style:style style:name="MT3" style:family="text">
      <style:text-properties style:use-window-font-color="true" style:font-name="Ubuntu" fo:font-size="6pt" fo:font-weight="normal" officeooo:rsid="00112a49" style:font-size-asian="6pt" style:font-weight-asian="normal" style:font-size-complex="6pt" style:font-weight-complex="normal"/>
    </style:style>
    <style:style style:name="MT4" style:family="text">
      <style:text-properties fo:color="#000080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5" style:family="text">
      <style:text-properties fo:color="#55308d" style:font-name="Ubuntu" fo:font-size="6pt" fo:font-weight="bold" officeooo:rsid="00112a49" fo:background-color="#ffffff" loext:char-shading-value="0" style:font-size-asian="6pt" style:font-weight-asian="bold" style:font-size-complex="6pt" style:font-weight-complex="bold"/>
    </style:style>
    <style:style style:name="MT6" style:family="text">
      <style:text-properties style:use-window-font-color="true" style:font-name="Ubuntu" fo:font-size="6pt" fo:font-weight="normal" officeooo:rsid="00112a49" fo:background-color="#ffffff" loext:char-shading-value="0" style:font-size-asian="6pt" style:font-weight-asian="normal" style:font-size-complex="6pt" style:font-weight-complex="normal"/>
    </style:style>
    <style:style style:name="MT7" style:family="text">
      <style:text-properties style:use-window-font-color="true" style:font-name="Ubuntu" fo:font-size="6pt" fo:font-weight="normal" officeooo:rsid="01ec6e58" fo:background-color="#ffffff" loext:char-shading-value="0" style:font-size-asian="6pt" style:font-weight-asian="normal" style:font-size-complex="6pt" style:font-weight-complex="normal"/>
    </style:style>
    <style:style style:name="MT8" style:family="text">
      <style:text-properties fo:color="#000080" style:font-name="Ubuntu" fo:font-size="6pt" fo:font-weight="normal" officeooo:rsid="00112a49" style:font-size-asian="6pt" style:font-weight-asian="normal" style:font-size-complex="6pt" style:font-weight-complex="normal"/>
    </style:style>
    <style:style style:name="MT9" style:family="text">
      <style:text-properties style:font-name="Ubuntu" fo:font-size="6pt" officeooo:rsid="00112a49" style:font-size-asian="6pt" style:font-size-complex="6pt"/>
    </style:style>
    <style:style style:name="MT10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3" text:anchor-type="char" svg:x="-0.131cm" svg:y="0.048cm" svg:width="2.593cm" svg:height="0.961cm" draw:z-index="2"><draw:image xlink:href="Pictures/100000000000010300000060C92216BF1CE933B1.png" xlink:type="simple" xlink:show="embed" xlink:actuate="onLoad" loext:mime-type="image/png"/></draw:frame><text:span text:style-name="MT1"><text:tab/>Pablo Belay Fernández</text:span><draw:frame draw:style-name="Mfr1" draw:name="Image4" text:anchor-type="char" svg:x="-0.131cm" svg:y="0.048cm" svg:width="2.593cm" svg:height="0.961cm" draw:z-index="5"><draw:image xlink:href="Pictures/100000000000010300000060C92216BF1CE933B1.png" xlink:type="simple" xlink:show="embed" xlink:actuate="onLoad" loext:mime-type="image/png"/></draw:frame><text:span text:style-name="MT1"><text:line-break/><text:tab/></text:span><text:span text:style-name="MT2">T</text:span><text:span text:style-name="MT3">his work is a derivative of work by</text:span><text:span text:style-name="MT1"> </text:span><text:a xlink:type="simple" xlink:href="https://github.com/ricardofc/repoEDU-CCbySA/tree/main/MME" text:style-name="Internet_20_link" text:visited-style-name="Visited_20_Internet_20_Link"><text:span text:style-name="MT4">Ricardo Feijoo Costa</text:span></text:a><text:span text:style-name="MT5"> </text:span><text:span text:style-name="MT6">under CC BY-SA 4.0. <text:line-break/><text:tab/>This work, updated in header, </text:span><text:span text:style-name="MT7">images, text</text:span><text:span text:style-name="MT6"> and font size, is licensed unde</text:span><text:span text:style-name="MT7">r </text:span><text:a xlink:type="simple" xlink:href="https://creativecommons.org/licenses/by-sa/4.0/deed.gl" text:style-name="Internet_20_link" text:visited-style-name="Visited_20_Internet_20_Link"><text:span text:style-name="MT3">C</text:span></text:a><text:a xlink:type="simple" xlink:href="https://creativecommons.org/licenses/by-sa/4.0/deed.gl" text:style-name="Internet_20_link" text:visited-style-name="Visited_20_Internet_20_Link"><text:span text:style-name="MT2">C</text:span></text:a><text:a xlink:type="simple" xlink:href="https://creativecommons.org/licenses/by-sa/4.0/deed.gl" text:style-name="Internet_20_link" text:visited-style-name="Visited_20_Internet_20_Link"><text:span text:style-name="MT8"> BY-SA 4.0</text:span></text:a><text:span text:style-name="MT3"><text:tab/></text:span><text:span text:style-name="MT9"><text:tab/><text:tab/><text:tab/></text:span>Pá<text:span text:style-name="MT10">x</text:span>ina <text:page-number text:select-page="current">4</text:page-number><text:s/>de <text:page-count>4</text:page-count></text:p>
        <text:p text:style-name="MP2"/>
      </style:footer>
      <loext:footer-first>
        <text:p text:style-name="MP3">Pá<text:span text:style-name="MT10">x</text:span>ina <text:page-number text:select-page="current">1</text:page-number><text:s/>de <text:page-count>4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207</meta:editing-cycles>
    <meta:creation-date>2019-11-09T13:25:03.151138236</meta:creation-date>
    <meta:editing-duration>P1DT45M9S</meta:editing-duration>
    <meta:generator>LibreOffice/6.4.3.2$Windows_X86_64 LibreOffice_project/747b5d0ebf89f41c860ec2a39efd7cb15b54f2d8</meta:generator>
    <dc:subject>PRÁCTICA 9 – Cooler Master AMD</dc:subject>
    <dc:title>Taller - MME</dc:title>
    <dc:date>2023-01-24T10:53:40.444000000</dc:date>
    <meta:document-statistic meta:table-count="5" meta:image-count="2" meta:object-count="0" meta:page-count="4" meta:paragraph-count="129" meta:word-count="1002" meta:character-count="5704" meta:non-whitespace-character-count="486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